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start" style:justify-single-word="false"/>
    </style:style>
    <style:style style:name="P5" style:family="paragraph" style:parent-style-name="Standard">
      <style:paragraph-properties fo:line-height="200%" fo:text-align="start" style:justify-single-word="false"/>
      <style:text-properties style:use-window-font-color="true" style:font-name="Times New Roman" fo:font-size="12pt" style:font-size-asian="12pt" style:font-size-complex="12pt"/>
    </style:style>
    <style:style style:name="P6" style:family="paragraph" style:parent-style-name="Standard">
      <style:paragraph-properties fo:line-height="200%" fo:text-align="center" style:justify-single-word="false"/>
      <style:text-properties style:use-window-font-color="true" style:font-name="Times New Roman"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4pt"/>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italic" fo:font-weight="normal"/>
    </style:style>
    <style:style style:name="T6" style:family="text">
      <style:text-properties fo:font-variant="normal" fo:text-transform="none" fo:font-size="13pt" fo:letter-spacing="normal" fo:font-style="normal" fo:font-weight="normal"/>
    </style:style>
    <style:style style:name="T7" style:family="text">
      <style:text-properties fo:font-size="12pt" style:font-size-asian="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size="12pt" fo:font-style="normal" style:font-size-asian="12pt" style:font-style-asian="normal" style:font-size-complex="12pt" style:font-style-complex="normal"/>
    </style:style>
    <style:style style:name="T10" style:family="text">
      <style:text-properties fo:font-size="13pt"/>
    </style:style>
    <style:style style:name="T11" style:family="text">
      <style:text-properties fo:font-size="13pt" fo:font-style="normal" style:font-style-asian="normal" style:font-style-complex="normal"/>
    </style:style>
    <style:style style:name="T12" style:family="text">
      <style:text-properties fo:font-size="13pt" fo:font-style="normal" style:font-size-asian="12pt" style:font-style-asian="normal" style:font-size-complex="12pt" style:font-style-complex="normal"/>
    </style:style>
    <style:style style:name="T13" style:family="text">
      <style:text-properties fo:font-size="13pt" style:font-size-asian="13pt" style:font-size-complex="13pt"/>
    </style:style>
    <style:style style:name="T14" style:family="text">
      <style:text-properties fo:font-size="32pt" style:font-size-asian="32pt" style:font-size-complex="32pt"/>
    </style:style>
    <style:style style:name="T15" style:family="text">
      <style:text-properties fo:font-size="88pt" style:font-size-asian="88pt" style:font-size-complex="8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bert Ritchie</text:p>
      <text:p text:style-name="P2">Doctor Stefanie Dunning</text:p>
      <text:p text:style-name="P2">English 144 A</text:p>
      <text:p text:style-name="P2">7 October 2015</text:p>
      <text:p text:style-name="P3">It's Time to Rethink how We Think<text:span text:style-name="T10">.</text:span></text:p>
      <text:p text:style-name="P4"><text:tab/>Time is considered by almost everyone to be a normal part of everyday life<text:span text:style-name="T10">.</text:span> Most people run their day according to a schedule without even thinking about it<text:span text:style-name="T10">.</text:span> The concept of time is universally accepted in society and can be dated back as far as there are documents<text:span text:style-name="T10">.</text:span> There are some theories of time that may prove it to be a physical quantity, while many believe that it is merely a man-made concept to explain the passing of events<text:span text:style-name="T10">.</text:span> In William Faulkner's <text:span text:style-name="T1">The Sound and the Fury</text:span><text:span text:style-name="T2"> he explores the concept of time</text:span><text:span text:style-name="T11">.</text:span><text:span text:style-name="T2"> Through Quentin's, and to a lesser extent Benjy's, narrations Faulkner makes comments on how time impacts society</text:span><text:span text:style-name="T11">.</text:span></text:p>
      <text:p text:style-name="P4"><text:tab/>Quentin's constant awareness of time passing around him adds an interesting element to his narrative<text:span text:style-name="T10">.</text:span> He tries to avoid thinking about time passing throughout the chapter<text:span text:style-name="T10">.</text:span> In the first paragraph of the narrative, he says that his father gave him his grandfather's old pocket watch “not in hope that you can remember time, but that you might forget it” (76). This frames his mindset towards time in a way, however the pocket watch has the opposite effect that his father desired<text:span text:style-name="T10">.</text:span><text:span text:style-name="T3"> “</text:span><text:span text:style-name="T7">Quentin's time is not his: it is an external force which oppresses and compels him” (Radlof 55).</text:span> In fact the pocket watch is used to introduce the reader to Quentin's obsession with time<text:span text:style-name="T10">.</text:span><text:span text:style-name="T3"> </text:span><text:span text:style-name="T7">Urgo states that “the clock possesses a certainty equivalent to that of the six-pound weights: no ambiguity about </text:span><text:span text:style-name="T8">how heavy </text:span><text:span text:style-name="T9">and </text:span><text:span text:style-name="T8">what time</text:span><text:span text:style-name="T9">” (235).</text:span> The first scene of the chapter takes place with the pocket watch propped up in Quentin's room while he listens to it<text:span text:style-name="T10">.</text:span> Shreve comes in and tells Quentin that he is going to be late to class again. However, <text:soft-page-break/>Quentin has no idea of the time despite doing nothing but listening to a clock<text:span text:style-name="T10">.</text:span> Here the complex nature of his obsession is brought into light<text:span text:style-name="T10">.</text:span> It is clear that he is not obsessed with time in the sense that he is always keeping track of it, rather that he is constantly aware of its passing<text:span text:style-name="T10">.</text:span> When talking about giving Quentin the watch, his father says “I give you the mausoleum of all hope and desire; it's rather excruciating-ly apt that you will use it to gain the reducto absurdum of all human experience which can fit your individual needs no better than it fitted his or his father's” (76)<text:span text:style-name="T10">.</text:span> This shows where Quentin gets some of his cynicism towards the subject from<text:span text:style-name="T10">.</text:span> Even his father believes that the passing of time is a detriment to society<text:span text:style-name="T10">.</text:span></text:p>
      <text:p text:style-name="P4"><text:tab/>It can be argued both that Quentin's obsession with time causes his downfall, and that it is a symptom of his mental state<text:span text:style-name="T10">.</text:span> There are a few points where the former is suggested<text:span text:style-name="T10">.</text:span> For example: “Father said that<text:span text:style-name="T10">.</text:span> That Christ was not crucified: he was worn away by a minute clicking of little wheels<text:span text:style-name="T10">,</text:span>” (77) which brings about imagery of time wearing away at the purity in society which Christ often symbolizes<text:span text:style-name="T10">.</text:span> This idea is important to Quentin's narrative because in a sense he is also worn away by the clicking of little wheels<text:span text:style-name="T10">.</text:span> He often thinks about any clock that is around him and his efforts to avoid them<text:span text:style-name="T10">.</text:span> This mental state is likely incredibly tiring to be in<text:span text:style-name="T10">;</text:span> being constantly aware of something and simultaneously trying to be unaware of it could easily eat away at Quentin<text:span text:style-name="T10">.</text:span> When Quentin leaves the clock store Quentin sees all of the clocks on display in the window “a dozen different hours and each with the same assertive and contradictory assurance that mine had, without any hands at all<text:span text:style-name="T10">.</text:span> Contradicting one another<text:span text:style-name="T10">.</text:span> I could hear mine, ticking away inside my pocket, even though nobody could see it, even though it could tell nothing if anyone could” (85)<text:span text:style-name="T10">.</text:span> <text:s/>This passage is very revealing as to how exactly Quentin views time<text:span text:style-name="T10">.</text:span> The description of the clock's faces as assertive and contradictory show just how much power the concept of time has in his mind<text:span text:style-name="T10">.</text:span></text:p>
      <text:p text:style-name="P4"><text:soft-page-break/><text:tab/>In some ways Quentin's obsession with time relates to the theme of the novel about the downfall of the south<text:span text:style-name="T10">.</text:span> A large portion of Quentin's narrative is spent thinking about events in his past, specifically ones related to Caddy<text:span text:style-name="T10">.</text:span> To Quentin, her promiscuity goes against everything that he learned in a traditional southern household<text:span text:style-name="T10">.</text:span> The fact that he would rather convince his father that he committed incest than have Caddy's promiscuity ruin the family's reputation demonstrates how deeply he takes it<text:span text:style-name="T10">.</text:span> However, during the time period of the novel, Caddy's actions were becoming more normal and acceptable than Quentin makes them out to be<text:span text:style-name="T10">.</text:span> His obsession with the changing values of the times and how he views them as bringing the downfall of his family is reminiscent of the fall of the south<text:span text:style-name="T10">.</text:span> Urgo asserts that the fact that his family sold the pasture, thus further decreasing their social value, “haunts Quentin, making the loss of the family wealth the <text:span text:style-name="T1">reductio ad absurdum</text:span><text:span text:style-name="T2"> of his education</text:span><text:span text:style-name="T2">” (235). Through</text:span> the lens of Quentin's narrative, Faulkner means to highlight how it is absurd for the south to cling to its old ideals<text:span text:style-name="T10">.</text:span> </text:p>
      <text:p text:style-name="P4"><text:tab/>Time in Quentin's narrative is a destructive symbol<text:span text:style-name="T10">.</text:span> Radloff describes it as “Quentin is a 'victim' of time, known as the 'relentless flow,' the 'flux,' or the 'stream' which consumes him” (52)<text:span text:style-name="T10">.</text:span> This description is very accurate<text:span text:style-name="T10">.</text:span> Not only does Quentin get eaten away by this obsession, there are also ample descriptions of time that put it in a very negative context<text:span text:style-name="T10">.</text:span> For example Quentin relays “Father said clocks slay time<text:span text:style-name="T10">.</text:span> He said that time is dead as long as it is being clicked off by little wheels; only when the clock stops does time come to life<text:span text:style-name="T10">.</text:span>” (85)<text:span text:style-name="T10">.</text:span> Here Faulkner puts an interesting emphasis on time<text:span text:style-name="T10">,</text:span> implying that it is not time itself that is the issue, rather that it is the ways in which man abuses it<text:span text:style-name="T10">.</text:span> He is clearly taking a negative stance against the way in which people put such an emphasis on keeping track of time<text:span text:style-name="T10">.</text:span> Quentin's narrations relates closely to this<text:span text:style-name="T10">.</text:span> He is constantly aware of time passing, specifically with clocks around him, and thus to him time is dead<text:span text:style-name="T10">.</text:span> His mind is stuck in events from the past which <text:soft-page-break/>he cannot let go of<text:span text:style-name="T10">.</text:span> </text:p>
      <text:p text:style-name="P4"><text:tab/>While Quentin is Faulkner's main medium through which he explores time, Benjy's narration also offers a unique perspective<text:span text:style-name="T10">.</text:span> Since Benjy is mentally challenged, he has absolutely no concept of time whatsoever<text:span text:style-name="T10">.</text:span> In his mind everything that has occurred in the past is also part of the present<text:span text:style-name="T10">.</text:span> As a result of this, most of Benjy's chapter is extremely confusing to read and does not provide much to the story until looking back upon it knowing the rest of the story<text:span text:style-name="T10">.</text:span> Although Faulkner criticizes the scrutiny over time in society, Benjy's chapter reveals what it would be like to have no concept of time at all<text:span text:style-name="T10">.</text:span> It seems that Faulkner is showing the destructive nature of time in Quentin's narrative , while in Benjy's he shows how necessary it is to have the concept of time in society<text:span text:style-name="T10">.</text:span> Without this concept Benjy cannot take part normally in society<text:span text:style-name="T10">.</text:span> He scares off children by the fence, he has to be constantly supervised by somebody, and his own brother views him as worthless<text:span text:style-name="T10">.</text:span> This is somewhat of a miserable concept, yet Benjy is, in a way, the most innocent character in the novel<text:span text:style-name="T10">.</text:span> He essentially has the mental capacity of a child and is incapable of thinking cruelly<text:span text:style-name="T10">.</text:span> Faulkner is suggesting that while having no concept of time is the purest way to live, time is a necessary evil<text:span text:style-name="T10">.</text:span> </text:p>
      <text:p text:style-name="P4"><text:tab/>Faulkner's exploration of the concept of time throughout the novel leads to some unanswered questions, however he makes a some clear statements about time<text:span text:style-name="T10">.</text:span> Through Quentin's narration he shows the negative effects that scrutinizing over time has on society and he looks at how living in the past is also detrimental<text:span text:style-name="T10">.</text:span> In Benjy's narration he reveals that despite his criticisms about society' views on time, that it is very necessary to function normally<text:span text:style-name="T10">.</text:span> These criticisms and observations still ring true in today's society, but changing the way society uses time will be nigh impossible as it is so deeply engraved into the way people think<text:span text:style-name="T13">.</text:span> </text:p>
      <text:p text:style-name="P4"/>
      <text:p text:style-name="P6"><text:soft-page-break/>Works Cited</text:p>
      <text:p text:style-name="P5"><text:span text:style-name="T4">Faulkner, William</text:span><text:span text:style-name="T6">.</text:span><text:span text:style-name="T4"> </text:span><text:span text:style-name="T5">The Sound and the Fury</text:span><text:span text:style-name="T6">.</text:span><text:span text:style-name="T4"> New York: Vintage, 1990</text:span><text:span text:style-name="T6">.</text:span><text:span text:style-name="T4"> Print</text:span><text:span text:style-name="T6">.</text:span> </text:p>
      <text:p text:style-name="P5"><text:span text:style-name="T4">Radloff, Bernhard</text:span><text:span text:style-name="T6">.</text:span><text:span text:style-name="T4"> "Time And Timepieces: A Note On Quentin's Section In The Sound And The Fury</text:span><text:span text:style-name="T6">.</text:span><text:span text:style-name="T4">" <text:tab/></text:span><text:span text:style-name="T5">English Language Notes </text:span><text:span text:style-name="T4">23</text:span><text:span text:style-name="T6">.</text:span><text:span text:style-name="T4">3 (1986): 51-57</text:span><text:span text:style-name="T6">.</text:span><text:span text:style-name="T4"> </text:span><text:span text:style-name="T5">MLA International Bibliography</text:span><text:span text:style-name="T6">.</text:span><text:span text:style-name="T4"> Web</text:span><text:span text:style-name="T6">.</text:span><text:span text:style-name="T4"> 6 Oct</text:span><text:span text:style-name="T6">.</text:span><text:span text:style-name="T4"> <text:tab/>2015</text:span><text:span text:style-name="T6">.</text:span> </text:p>
      <text:p text:style-name="P5">Urgo, Joseph<text:span text:style-name="T10">.</text:span> “Faulkner's Pedagogy; Quentin's Ghost: Uncertainty, Revision, and the Roots of <text:tab/>Intellectual Vitailty<text:span text:style-name="T10">.</text:span>” <text:span text:style-name="T1">Critical Insights The Sound and the Fury</text:span><text:span text:style-name="T11">.</text:span><text:span text:style-name="T2"> Taylor Hagood</text:span><text:span text:style-name="T11">.</text:span><text:span text:style-name="T2"> Boca Raton: <text:tab/>Grey House Publishing, 2014, 227-240</text:span><text:span text:style-name="T11">.</text:span><text:span text:style-name="T2"> Print</text:span><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chie <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5-10-05T21:50:19.51</meta:creation-date>
    <dc:date>2015-10-06T23:29:16.45</dc:date>
    <dc:creator>Robert Ritchie</dc:creator>
    <meta:editing-duration>PT2H54M10S</meta:editing-duration>
    <meta:editing-cycles>5</meta:editing-cycles>
    <meta:generator>OpenOffice/4.1.1$Win32 OpenOffice.org_project/411m6$Build-9775</meta:generator>
    <meta:document-statistic meta:table-count="0" meta:image-count="0" meta:object-count="0" meta:page-count="5" meta:paragraph-count="17" meta:word-count="1470" meta:character-count="8509"/>
  </office:meta>
</office:document-meta>
</file>